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 table:number-rows-repeated="10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50])" office:value-type="float" office:value="145" calcext:value-type="float">
            <text:p>14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52]-[.B51]" office:value-type="float" office:value="30" calcext:value-type="float">
            <text:p>30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.00.0000</text:date>, <text:time style:data-style-name="N2" text:time-value="22:31:19.5010458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31T22:31:38.082077215</dc:date>
    <meta:editing-duration>PT23H19M12S</meta:editing-duration>
    <meta:editing-cycles>87</meta:editing-cycles>
    <meta:generator>LibreOffice/6.0.7.3$Linux_X86_64 LibreOffice_project/00m0$Build-3</meta:generator>
    <meta:document-statistic meta:table-count="1" meta:cell-count="114" meta:object-count="0"/>
  </office:meta>
</office:document-meta>
</file>